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pr1" style:family="presentation" style:parent-style-name="Domyślnie-notes">
      <style:graphic-properties draw:stroke="none" draw:fill="none" draw:fill-color="#ffffff" draw:textarea-horizontal-align="justify" draw:textarea-vertical-align="middle" fo:min-height="11.43cm" draw:shadow-color="#808080"/>
    </style:style>
    <style:style style:name="pr2" style:family="presentation" style:parent-style-name="Domyślnie-notes">
      <style:graphic-properties draw:fill-color="#ffffff" fo:min-height="11.426cm"/>
    </style:style>
    <style:style style:name="P1" style:family="paragraph">
      <style:paragraph-properties fo:margin-left="0cm" fo:margin-right="0cm" fo:text-align="center" fo:text-indent="0cm" style:punctuation-wrap="hanging" style:line-break="strict" style:writing-mode="lr-tb"/>
    </style:style>
    <style:style style:name="P2" style:family="paragraph">
      <style:paragraph-properties fo:margin-left="0cm" fo:margin-right="0cm" fo:text-indent="0cm" style:punctuation-wrap="hanging" style:line-break="strict" style:writing-mode="lr-tb"/>
    </style:style>
    <style:style style:name="P3" style:family="paragraph">
      <style:paragraph-properties fo:margin-left="0cm" fo:margin-right="0cm" fo:text-indent="0cm" style:punctuation-wrap="hanging" style:line-break="strict" style:writing-mode="lr-tb" style:font-independent-line-spacing="true"/>
      <style:text-properties fo:font-size="28pt" style:font-size-asian="28pt" style:font-size-complex="28pt"/>
    </style:style>
    <style:style style:name="P4" style:family="paragraph">
      <style:paragraph-properties fo:margin-left="0cm" fo:margin-right="0cm" fo:text-align="start" fo:text-indent="0cm" style:punctuation-wrap="hanging" style:line-break="strict" style:writing-mode="lr-tb"/>
    </style:style>
    <style:style style:name="P5" style:family="paragraph">
      <style:paragraph-properties fo:margin-left="0cm" fo:margin-right="0cm" fo:text-align="start" fo:text-indent="0cm" style:punctuation-wrap="hanging" style:line-break="strict" style:writing-mode="lr-tb" style:font-independent-line-spacing="true"/>
      <style:text-properties fo:font-size="28pt" fo:font-weight="normal" style:font-size-asian="28pt" style:font-weight-asian="normal" style:font-size-complex="28pt" style:font-weight-complex="normal"/>
    </style:style>
    <style:style style:name="P6" style:family="paragraph">
      <style:text-properties fo:font-size="12pt"/>
    </style:style>
    <style:style style:name="P7" style:family="paragraph">
      <style:paragraph-properties fo:margin-left="0cm" fo:margin-right="0cm" fo:text-align="start" fo:text-indent="0cm" style:punctuation-wrap="hanging" style:line-break="strict" style:writing-mode="lr-tb"/>
      <style:text-properties fo:font-size="28pt" fo:font-weight="normal" style:font-size-asian="28pt" style:font-weight-asian="normal" style:font-size-complex="28pt" style:font-weight-complex="normal"/>
    </style:style>
    <style:style style:name="P8" style:family="paragraph">
      <style:paragraph-properties fo:margin-left="0cm" fo:margin-right="0cm" fo:text-align="center" fo:text-indent="0cm" style:punctuation-wrap="hanging" style:line-break="strict" style:writing-mode="lr-tb"/>
      <style:text-properties fo:font-size="28pt" fo:font-weight="normal" style:font-size-asian="28pt" style:font-weight-asian="normal" style:font-size-complex="28pt" style:font-weight-complex="normal"/>
    </style:style>
    <style:style style:name="T1" style:family="text">
      <style:text-properties fo:color="#ffffff" fo:font-size="28pt" fo:language="pl" fo:country="PL" fo:font-weight="bold" style:font-size-asian="28pt" style:language-asian="pl" style:country-asian="PL" style:font-weight-asian="bold" style:font-size-complex="28pt" style:language-complex="pl" style:country-complex="PL" style:font-weight-complex="bold"/>
    </style:style>
    <style:style style:name="T2" style:family="text">
      <style:text-properties fo:color="#ffffff" fo:font-size="28pt" fo:language="pl" fo:country="PL" fo:font-style="italic" style:font-size-asian="28pt" style:language-asian="pl" style:country-asian="PL" style:font-style-asian="italic" style:font-size-complex="28pt" style:language-complex="pl" style:country-complex="PL" style:font-style-complex="italic"/>
    </style:style>
    <style:style style:name="T3" style:family="text">
      <style:text-properties fo:color="#ffffff" fo:font-size="28pt" fo:language="pl" fo:country="PL" style:font-size-asian="28pt" style:language-asian="pl" style:country-asian="PL" style:font-size-complex="28pt" style:language-complex="pl" style:country-complex="PL"/>
    </style:style>
    <style:style style:name="T4" style:family="text">
      <style:text-properties fo:color="#ffffff" fo:font-size="28pt" fo:language="pl" fo:country="PL" fo:font-style="italic" fo:font-weight="normal" style:font-size-asian="28pt" style:language-asian="pl" style:country-asian="PL" style:font-style-asian="italic" style:font-weight-asian="normal" style:font-size-complex="28pt" style:language-complex="pl" style:country-complex="PL" style:font-style-complex="italic" style:font-weight-complex="normal"/>
    </style:style>
    <style:style style:name="T5" style:family="text">
      <style:text-properties fo:color="#ffffff" fo:font-size="28pt" fo:language="pl" fo:country="PL" fo:font-weight="normal" style:font-size-asian="28pt" style:language-asian="pl" style:country-asian="PL" style:font-weight-asian="normal" style:font-size-complex="28pt" style:language-complex="pl" style:country-complex="PL" style:font-weight-complex="normal"/>
    </style:style>
    <style:style style:name="T6" style:family="text">
      <style:text-properties fo:color="#ffffff" fo:font-size="28pt" fo:language="pl" fo:country="PL" fo:font-style="normal" fo:font-weight="normal" style:font-size-asian="28pt" style:language-asian="pl" style:country-asian="PL" style:font-style-asian="normal" style:font-weight-asian="normal" style:font-size-complex="28pt" style:language-complex="pl" style:country-complex="PL" style:font-style-complex="normal" style:font-weight-complex="normal"/>
    </style:style>
    <style:style style:name="T7" style:family="text">
      <style:text-properties fo:color="#ffffff" fo:font-size="28pt" fo:language="pl" fo:country="PL" fo:font-style="italic" style:text-underline-style="none" fo:font-weight="normal" style:font-size-asian="28pt" style:language-asian="pl" style:country-asian="PL" style:font-style-asian="italic" style:font-weight-asian="normal" style:font-size-complex="28pt" style:language-complex="pl" style:country-complex="PL" style:font-style-complex="italic" style:font-weight-complex="normal"/>
    </style:style>
    <style:style style:name="T8" style:family="text">
      <style:text-properties fo:color="#ffffff" fo:font-size="28pt" fo:language="pl" fo:country="PL" fo:font-style="normal" style:text-underline-style="none" fo:font-weight="normal" style:font-size-asian="28pt" style:language-asian="pl" style:country-asian="PL" style:font-style-asian="normal" style:font-weight-asian="normal" style:font-size-complex="28pt" style:language-complex="pl" style:country-complex="PL"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omyślnie" presentation:presentation-page-layout-name="AL1T0" presentation:use-date-time-name="dtd1">
        <draw:custom-shape draw:style-name="gr1" draw:text-style-name="P3" draw:layer="layout" svg:width="23.217cm" svg:height="14.481cm" svg:x="1.588cm" svg:y="2.341cm">
          <text:list text:style-name="L1">
            <text:list-header>
              <text:p text:style-name="P1"><text:span text:style-name="T1">Akatyst ku czci Bogurodzicy</text:span></text:p>
            </text:list-header>
            <text:list-item>
              <text:p text:style-name="P2"><text:span text:style-name="T2"/></text:p>
            </text:list-item>
            <text:list-item>
              <text:p text:style-name="P2"><text:span text:style-name="T2">Kontakion 1</text:span></text:p>
            </text:list-item>
            <text:list-item>
              <text:p text:style-name="P2"><text:span text:style-name="T3"/></text:p>
            </text:list-item>
            <text:list-item>
              <text:p text:style-name="P2"><text:span text:style-name="T3"><text:tab/></text:span><text:span text:style-name="T3"><text:tab/></text:span><text:span text:style-name="T3">O, Waleczna Hetmanko, zwycięską wdzięczności pieśń, z niewoli wyswobodzeni, słudzy Twoi, niesiem Ci, Bogarodzico. Ty, która posiadasz moc niezwyciężoną, od wszelkich nieszczęść wybaw nas, byśmy do Ciebie wołali: </text:span></text:p>
            </text:list-item>
            <text:list-item>
              <text:p text:style-name="P2"><text:span text:style-name="T3"/></text:p>
              <text:list>
                <text:list-item>
                  <text:p text:style-name="P2"><text:span text:style-name="T3">Witaj, oblubienico Dziewicza.</text:span></text:p>
                </text:list-item>
              </text:list>
            </text:list-item>
            <text:list-item>
              <text:p text:style-name="P2"><text:span text:style-name="T3"/></text:p>
            </text:list-item>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1" presentation:class="page"/>
          <draw:frame presentation:style-name="pr1" draw:layer="layout" svg:width="15.24cm" svg:height="11.43cm" svg:x="1.905cm" svg:y="12.065cm" presentation:class="notes" presentation:placeholder="true">
            <draw:text-box/>
          </draw:frame>
        </presentation:notes>
      </draw:page>
      <draw:page draw:name="page2" draw:style-name="dp3" draw:master-page-name="Domyślnie" presentation:use-date-time-name="dtd1">
        <draw:custom-shape draw:style-name="gr3" draw:text-style-name="P5" draw:layer="layout" svg:width="24.206cm" svg:height="13.296cm" svg:x="0.9cm" svg:y="2.342cm">
          <text:list text:style-name="L1">
            <text:list-header>
              <text:p text:style-name="P1"><text:span text:style-name="T4">Ikos 1</text:span></text:p>
            </text:list-header>
            <text:list-item>
              <text:p text:style-name="P4"><text:span text:style-name="T5"/></text:p>
            </text:list-item>
            <text:list-item>
              <text:p text:style-name="P4"><text:span text:style-name="T5"><text:tab/></text:span><text:span text:style-name="T5">Archanioł z nieba posłan był, by witaj Matce Boga rzekł. A kiedy ujrzał, że na jego bezcielesny głos bierzesz na siebie ciało, Panie, stanął w zachwycie wołając do Niej:</text:span></text:p>
            </text:list-item>
            <text:list-item>
              <text:p text:style-name="P4"><text:span text:style-name="T5"/></text:p>
            </text:list-item>
            <text:list-item>
              <text:p text:style-name="P4"><text:span text:style-name="T5">Witaj, przez którą jaśnieje radość,</text:span></text:p>
            </text:list-item>
            <text:list-item>
              <text:p text:style-name="P4"><text:span text:style-name="T5">Witaj, dla której klątwa odpuszczona,</text:span></text:p>
            </text:list-item>
            <text:list-item>
              <text:p text:style-name="P4"><text:span text:style-name="T5">Witaj, która Adama podnosisz z upadku,</text:span></text:p>
            </text:list-item>
            <text:list-item>
              <text:p text:style-name="P4"><text:span text:style-name="T5">Witaj, która od łez uwalniasz Ewę.</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 presentation:class="page"/>
          <draw:frame presentation:style-name="pr2" draw:layer="layout" svg:width="15.236cm" svg:height="11.426cm" svg:x="1.905cm" svg:y="12.065cm" presentation:class="notes" presentation:placeholder="true">
            <draw:text-box/>
          </draw:frame>
        </presentation:notes>
      </draw:page>
      <draw:page draw:name="page3" draw:style-name="dp3" draw:master-page-name="Domyślnie" presentation:use-date-time-name="dtd1">
        <draw:custom-shape draw:style-name="gr4" draw:text-style-name="P5" draw:layer="layout" svg:width="24.206cm" svg:height="13.296cm" svg:x="0.9cm" svg:y="2.742cm">
          <text:list text:style-name="L1">
            <text:list-item>
              <text:p text:style-name="P4"><text:span text:style-name="T5">Witaj, o wysokości, pojęciom ludzkim niedostępna,</text:span></text:p>
            </text:list-item>
            <text:list-item>
              <text:p text:style-name="P4"><text:span text:style-name="T5">Witaj, głębiono nawet anielskim okiem niezbadana,</text:span></text:p>
            </text:list-item>
            <text:list-item>
              <text:p text:style-name="P4"><text:span text:style-name="T5">Witaj, bo jesteś tronem Króla,</text:span></text:p>
            </text:list-item>
            <text:list-item>
              <text:p text:style-name="P4"><text:span text:style-name="T5">Witaj, bo dźwigasz Tego, co wszystkie dźwiga rzeczy.</text:span></text:p>
            </text:list-item>
            <text:list-item>
              <text:p text:style-name="P4"><text:span text:style-name="T5"/></text:p>
            </text:list-item>
            <text:list-item>
              <text:p text:style-name="P4"><text:span text:style-name="T5">Witaj, gwiazdo Słońce nam ukazująca,</text:span></text:p>
            </text:list-item>
            <text:list-item>
              <text:p text:style-name="P4"><text:span text:style-name="T5">Witaj, łono Boskiego wcielenia,</text:span></text:p>
            </text:list-item>
            <text:list-item>
              <text:p text:style-name="P4"><text:span text:style-name="T5">Witaj, przez którą stworzenie się odnawia,</text:span></text:p>
            </text:list-item>
            <text:list-item>
              <text:p text:style-name="P4"><text:span text:style-name="T5">Witaj, przez którą Stwórca dzieckiem się staje.</text:span></text:p>
            </text:list-item>
            <text:list-item>
              <text:p text:style-name="P4"><text:span text:style-name="T5"/></text:p>
              <text:list>
                <text:list-item>
                  <text:p text:style-name="P4"><text:span text:style-name="T5">Witaj, Oblubienico Dziewicza.</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 presentation:class="page"/>
          <draw:frame presentation:style-name="pr2" draw:layer="layout" svg:width="15.236cm" svg:height="11.426cm" svg:x="1.905cm" svg:y="12.065cm" presentation:class="notes" presentation:placeholder="true">
            <draw:text-box/>
          </draw:frame>
        </presentation:notes>
      </draw:page>
      <draw:page draw:name="page4" draw:style-name="dp3" draw:master-page-name="Domyślnie" presentation:use-date-time-name="dtd1">
        <draw:custom-shape draw:style-name="gr5" draw:text-style-name="P5" draw:layer="layout" svg:width="23.606cm" svg:height="14.481cm" svg:x="1.2cm" svg:y="3.142cm">
          <text:list text:style-name="L1">
            <text:list-header>
              <text:p text:style-name="P4"><text:span text:style-name="T4">Kondakion 2</text:span></text:p>
              <text:p text:style-name="P4"><text:span text:style-name="T5"/></text:p>
              <text:p text:style-name="P4"><text:span text:style-name="T5"><text:tab/></text:span><text:span text:style-name="T5"><text:tab/></text:span><text:span text:style-name="T5">Bacząc Najświętsza Panna na swoje dziewictwo do Gabriela śmiało rzecze: Dziwne twej mowy znaczenie i duszy mojej do pojęcia trudne. Poczęcie bowiem bez męża udziału i macierzyństwo głosisz mi wołając: Alleluja.</text:span></text:p>
              <text:p text:style-name="P4"><text:span text:style-name="T5"/></text:p>
            </text:list-header>
            <text:list-item>
              <text:p text:style-name="P4"><text:span text:style-name="T5"/></text:p>
              <text:list>
                <text:list-item>
                  <text:list>
                    <text:list-item>
                      <text:p text:style-name="P4"><text:span text:style-name="T5">Alleluja, alleluja, alleluja.</text:span></text:p>
                    </text:list-item>
                  </text:list>
                </text:list-item>
              </text:list>
              <text:p text:style-name="P4"><text:span text:style-name="T5"/></text:p>
              <text:p text:style-name="P4"><text:span text:style-name="T5"/></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4" presentation:class="page"/>
          <draw:frame presentation:style-name="pr2" draw:layer="layout" svg:width="15.236cm" svg:height="11.426cm" svg:x="1.905cm" svg:y="12.065cm" presentation:class="notes" presentation:placeholder="true">
            <draw:text-box/>
          </draw:frame>
        </presentation:notes>
      </draw:page>
      <draw:page draw:name="page5" draw:style-name="dp3" draw:master-page-name="Domyślnie" presentation:use-date-time-name="dtd1">
        <draw:custom-shape draw:style-name="gr6" draw:text-style-name="P5" draw:layer="layout" svg:width="24.206cm" svg:height="13.296cm" svg:x="0.9cm" svg:y="2.042cm">
          <text:list text:style-name="L1">
            <text:list-header>
              <text:p text:style-name="P1"><text:span text:style-name="T4">Ikos 2</text:span></text:p>
            </text:list-header>
            <text:list-item>
              <text:p text:style-name="P4"><text:span text:style-name="T4"/></text:p>
            </text:list-item>
            <text:list-item>
              <text:p text:style-name="P4"><text:span text:style-name="T4"><text:tab/></text:span><text:span text:style-name="T6">Czeka Dziewica z upragnieniem na poznanie niepozwalanego i rzecze Bożemu słudze: Czyż łono moje dziewicze może począć i porodzić Syna Powiedz mi. A on w bojaźni i czci rzekł Jej wołając:</text:span></text:p>
            </text:list-item>
            <text:list-item>
              <text:p text:style-name="P4"><text:span text:style-name="T6"/></text:p>
            </text:list-item>
            <text:list-item>
              <text:p text:style-name="P4"><text:span text:style-name="T6">Witaj, wtajemniczona w niewymowną radę,</text:span></text:p>
            </text:list-item>
            <text:list-item>
              <text:p text:style-name="P4"><text:span text:style-name="T6">Witaj, pełna wiary w sprawy milczenia godne,</text:span></text:p>
            </text:list-item>
            <text:list-item>
              <text:p text:style-name="P4"><text:span text:style-name="T6">Witaj, któraś przedsmakiem cudów Chrystusowych ,</text:span></text:p>
            </text:list-item>
            <text:list-item>
              <text:p text:style-name="P4"><text:span text:style-name="T6">Witaj pełnio wszystkiego, co o Nim jest prawdą.</text:span><text:span text:style-name="T4"> </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5" presentation:class="page"/>
          <draw:frame presentation:style-name="pr2" draw:layer="layout" svg:width="15.236cm" svg:height="11.426cm" svg:x="1.905cm" svg:y="12.065cm" presentation:class="notes" presentation:placeholder="true">
            <draw:text-box/>
          </draw:frame>
        </presentation:notes>
      </draw:page>
      <draw:page draw:name="page6" draw:style-name="dp3" draw:master-page-name="Domyślnie" presentation:use-date-time-name="dtd1">
        <draw:custom-shape draw:style-name="gr7" draw:text-style-name="P5" draw:layer="layout" svg:width="24.506cm" svg:height="13.296cm" svg:x="0.7cm" svg:y="2.642cm">
          <text:list text:style-name="L1">
            <text:list-header>
              <text:p text:style-name="P4"><text:span text:style-name="T5">Witaj, drabino, po której sam Bóg z nieba zstąpił.</text:span></text:p>
              <text:p text:style-name="P4"><text:span text:style-name="T5">Witaj, moście, wiodący z ziemi ku niebiosom</text:span></text:p>
              <text:p text:style-name="P4"><text:span text:style-name="T5">Witaj, cudzie, o którym słów brak jest aniołom,</text:span></text:p>
              <text:p text:style-name="P4"><text:span text:style-name="T5">Witaj, rano bolesna zadana demonom.</text:span></text:p>
              <text:p text:style-name="P4"><text:span text:style-name="T5"/></text:p>
              <text:p text:style-name="P4"><text:span text:style-name="T5">Witaj, Światłość rodząca w sposób niewymowny,</text:span></text:p>
              <text:p text:style-name="P4"><text:span text:style-name="T5">Witaj, któraś nikomu nie wyjawiła "Jak" swej tajemnicy,</text:span></text:p>
              <text:p text:style-name="P4"><text:span text:style-name="T5">Witaj, która przekraczasz wiedzę wszystkich mędrców,</text:span></text:p>
              <text:p text:style-name="P4"><text:span text:style-name="T5">Witaj, która wierzącym rozjaśniasz umysły.</text:span></text:p>
              <text:p text:style-name="P4"><text:span text:style-name="T5"/></text:p>
              <text:list>
                <text:list-header>
                  <text:p text:style-name="P4"><text:span text:style-name="T5">Witaj, Oblubienico Dziewicza.</text:span></text:p>
                </text:list-header>
              </text:list>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6" presentation:class="page"/>
          <draw:frame presentation:style-name="pr2" draw:layer="layout" svg:width="15.236cm" svg:height="11.426cm" svg:x="1.905cm" svg:y="12.065cm" presentation:class="notes" presentation:placeholder="true">
            <draw:text-box/>
          </draw:frame>
        </presentation:notes>
      </draw:page>
      <draw:page draw:name="page7" draw:style-name="dp3" draw:master-page-name="Domyślnie" presentation:use-date-time-name="dtd1">
        <draw:custom-shape draw:style-name="gr8" draw:text-style-name="P5" draw:layer="layout" svg:width="23.606cm" svg:height="14.481cm" svg:x="1.2cm" svg:y="3.142cm">
          <text:list text:style-name="L1">
            <text:list-header>
              <text:p text:style-name="P4"><text:span text:style-name="T7">Kandakion 3</text:span></text:p>
            </text:list-header>
            <text:list-item>
              <text:p text:style-name="P4"><text:span text:style-name="T7"/></text:p>
            </text:list-item>
            <text:list-item>
              <text:p text:style-name="P4"><text:span text:style-name="T7"><text:tab/></text:span><text:span text:style-name="T7"><text:tab/></text:span><text:span text:style-name="T8">Dziewicę, co męża nie znała, Moc Najwyższego okryła cieniem ku poczęciu; a Jej łono nietknięte urodzajną uczyniła rolą dla wszystkich, którzy chcą mieć zbawienie tak oto śpiewając: Alleluja.</text:span></text:p>
            </text:list-item>
            <text:list-item>
              <text:p text:style-name="P4"><text:span text:style-name="T8"/></text:p>
              <text:list>
                <text:list-item>
                  <text:p text:style-name="P4"><text:span text:style-name="T8"/></text:p>
                  <text:list>
                    <text:list-item>
                      <text:p text:style-name="P4"><text:span text:style-name="T8">Alleluja, alleluja ,alleluja.</text:span></text:p>
                    </text:list-item>
                  </text:list>
                </text:list-item>
              </text:list>
            </text:list-item>
            <text:list-item>
              <text:p text:style-name="P4"><text:span text:style-name="T7"/></text:p>
            </text:list-item>
            <text:list-item>
              <text:p text:style-name="P4"><text:span text:style-name="T7"/></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7" presentation:class="page"/>
          <draw:frame presentation:style-name="pr2" draw:text-style-name="P6" draw:layer="layout" svg:width="15.236cm" svg:height="11.426cm" svg:x="1.905cm" svg:y="12.065cm" presentation:class="notes" presentation:placeholder="true">
            <draw:text-box/>
          </draw:frame>
        </presentation:notes>
      </draw:page>
      <draw:page draw:name="page8" draw:style-name="dp3" draw:master-page-name="Domyślnie" presentation:use-date-time-name="dtd1">
        <draw:custom-shape draw:style-name="gr9" draw:text-style-name="P5" draw:layer="layout" svg:width="24.206cm" svg:height="13.296cm" svg:x="0.9cm" svg:y="2.042cm">
          <text:list text:style-name="L1">
            <text:list-header>
              <text:p text:style-name="P1"><text:span text:style-name="T4">Ikos 3</text:span></text:p>
              <text:p text:style-name="P4"><text:span text:style-name="T4"/></text:p>
              <text:p text:style-name="P4"><text:span text:style-name="T4"><text:tab/></text:span><text:span text:style-name="T6">Elżbietę nawiedzić pobiegła Panna napełniona Bogiem. Dziecię w łonie Elżbiety zaraz rozpoznało Jej pozdrowienie z radością i skokiem tylko zamiast śpiewu wołało do Bogurodzicy:</text:span></text:p>
            </text:list-header>
            <text:list-item>
              <text:p text:style-name="P4"><text:span text:style-name="T6"/></text:p>
            </text:list-item>
            <text:list-item>
              <text:p text:style-name="P4"><text:span text:style-name="T6">Witaj, konarze pnia, co nie usycha,</text:span></text:p>
            </text:list-item>
            <text:list-item>
              <text:p text:style-name="P4"><text:span text:style-name="T6">Witaj, pole rodzące Owoc nieskalany,</text:span></text:p>
            </text:list-item>
            <text:list-item>
              <text:p text:style-name="P4"><text:span text:style-name="T6">Witaj, uprawiająca pole Rolnika ludzi przyjaciela,</text:span></text:p>
            </text:list-item>
            <text:list-item>
              <text:p text:style-name="P4"><text:span text:style-name="T6">Witaj, która nam rodzisz Rodziciela życia.</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8" presentation:class="page"/>
          <draw:frame presentation:style-name="pr2" draw:text-style-name="P6" draw:layer="layout" svg:width="15.236cm" svg:height="11.426cm" svg:x="1.905cm" svg:y="12.065cm" presentation:class="notes" presentation:placeholder="true">
            <draw:text-box/>
          </draw:frame>
        </presentation:notes>
      </draw:page>
      <draw:page draw:name="page9" draw:style-name="dp3" draw:master-page-name="Domyślnie" presentation:use-date-time-name="dtd1">
        <draw:custom-shape draw:style-name="gr10" draw:text-style-name="P5" draw:layer="layout" svg:width="24.506cm" svg:height="14.481cm" svg:x="0.7cm" svg:y="2.242cm">
          <text:list text:style-name="L1">
            <text:list-header>
              <text:p text:style-name="P7"><text:span text:style-name="T5">Witaj, niwo dająca obfitość zmiłowań,</text:span></text:p>
              <text:p text:style-name="P7"><text:span text:style-name="T5">Witaj, stole pełny bogactw pojednania,</text:span></text:p>
              <text:p text:style-name="P7"><text:span text:style-name="T5">Witaj, bo nam gotujesz łąkę słodkich rozkoszy,</text:span></text:p>
              <text:p text:style-name="P7"><text:span text:style-name="T5">Witaj, bo duszom przystań spokojną sposobisz.</text:span></text:p>
              <text:p text:style-name="P7"><text:span text:style-name="T5"/></text:p>
              <text:p text:style-name="P7"><text:span text:style-name="T5">Witaj, modlitwy kadzidło pachnące,</text:span></text:p>
              <text:p text:style-name="P7"><text:span text:style-name="T5">Witaj, całego świata ceno pojednania,</text:span></text:p>
              <text:p text:style-name="P7"><text:span text:style-name="T5">Witaj, dobroci Boża śmiertelnym życzliwa,</text:span></text:p>
              <text:p text:style-name="P7"><text:span text:style-name="T5">Witaj, któraś śmiertelnych śmiałym przystępem do Boga.</text:span></text:p>
              <text:p text:style-name="P7"><text:span text:style-name="T5"/></text:p>
              <text:list>
                <text:list-header>
                  <text:p text:style-name="P7"><text:span text:style-name="T5">Witaj, Oblubienico Dziewicza.</text:span></text:p>
                </text:list-header>
              </text:list>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9" presentation:class="page"/>
          <draw:frame presentation:style-name="pr2" draw:text-style-name="P6" draw:layer="layout" svg:width="15.236cm" svg:height="11.426cm" svg:x="1.905cm" svg:y="12.065cm" presentation:class="notes" presentation:placeholder="true">
            <draw:text-box/>
          </draw:frame>
        </presentation:notes>
      </draw:page>
      <draw:page draw:name="page10" draw:style-name="dp3" draw:master-page-name="Domyślnie" presentation:use-date-time-name="dtd1">
        <draw:custom-shape draw:style-name="gr11" draw:text-style-name="P5" draw:layer="layout" svg:width="23.606cm" svg:height="14.481cm" svg:x="1.2cm" svg:y="3.142cm">
          <text:list text:style-name="L1">
            <text:list-header>
              <text:p text:style-name="P7"><text:span text:style-name="T7">Kandakion 4</text:span></text:p>
              <text:p text:style-name="P7"><text:span text:style-name="T7"/></text:p>
              <text:p text:style-name="P7"><text:span text:style-name="T7"><text:tab/></text:span><text:span text:style-name="T7"><text:tab/></text:span><text:span text:style-name="T8">Falami sprzecznych myśli szarpany jak burzą chwiał się i gubił Józef. Patrząc na Ciebie, dotąd nietkniętą od męża, snuł ciemny domysł o tajemnym związku, o Nienaganna. Lecz pouczony od Ducha Świętego o tym poczęciu, zawołał: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0" presentation:class="page"/>
          <draw:frame presentation:style-name="pr2" draw:text-style-name="P6" draw:layer="layout" svg:width="15.236cm" svg:height="11.426cm" svg:x="1.905cm" svg:y="12.065cm" presentation:class="notes" presentation:placeholder="true">
            <draw:text-box/>
          </draw:frame>
        </presentation:notes>
      </draw:page>
      <draw:page draw:name="page11" draw:style-name="dp3" draw:master-page-name="Domyślnie" presentation:use-date-time-name="dtd1">
        <draw:custom-shape draw:style-name="gr12" draw:text-style-name="P5" draw:layer="layout" svg:width="24.206cm" svg:height="13.296cm" svg:x="0.9cm" svg:y="2.042cm">
          <text:list text:style-name="L1">
            <text:list-header>
              <text:p text:style-name="P8"><text:span text:style-name="T4">Ikos 4</text:span></text:p>
              <text:p text:style-name="P7"><text:span text:style-name="T4"/></text:p>
              <text:p text:style-name="P7"><text:span text:style-name="T4"><text:tab/></text:span><text:span text:style-name="T6">Gdy usłyszeli pasterze aniołów śpiewanie o przyjściu Chrystusa ciele, pobiegli jak do pasterza ujrzeli go jak Baranka bez skazy, na łonie Maryi się pasł, a oni hymn Jej śpiewali:</text:span></text:p>
            </text:list-header>
            <text:list-item>
              <text:p text:style-name="P7"><text:span text:style-name="T6"/></text:p>
            </text:list-item>
            <text:list-item>
              <text:p text:style-name="P7"><text:span text:style-name="T6">Witaj, matko Baranka i Pasterza,</text:span></text:p>
            </text:list-item>
            <text:list-item>
              <text:p text:style-name="P7"><text:span text:style-name="T6">Witaj, zagrodo duchowych owieczek,</text:span></text:p>
            </text:list-item>
            <text:list-item>
              <text:p text:style-name="P7"><text:span text:style-name="T6">Witaj, obrono od wilków niewidzialnych,</text:span></text:p>
            </text:list-item>
            <text:list-item>
              <text:p text:style-name="P7"><text:span text:style-name="T6">Witaj, bramy raju nam otwierająca.</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1" presentation:class="page"/>
          <draw:frame presentation:style-name="pr2" draw:text-style-name="P6" draw:layer="layout" svg:width="15.236cm" svg:height="11.426cm" svg:x="1.905cm" svg:y="12.065cm" presentation:class="notes" presentation:placeholder="true">
            <draw:text-box/>
          </draw:frame>
        </presentation:notes>
      </draw:page>
      <draw:page draw:name="page12" draw:style-name="dp3" draw:master-page-name="Domyślnie" presentation:use-date-time-name="dtd1">
        <draw:custom-shape draw:style-name="gr13" draw:text-style-name="P5" draw:layer="layout" svg:width="24.506cm" svg:height="14.481cm" svg:x="0.7cm" svg:y="2.242cm">
          <text:list text:style-name="L1">
            <text:list-item>
              <text:p text:style-name="P7"><text:span text:style-name="T5">Witaj, bo z ziemią śpiewają radosne niebiosa,</text:span></text:p>
            </text:list-item>
            <text:list-item>
              <text:p text:style-name="P7"><text:span text:style-name="T5">Witaj, bo z niebem pląsa szczęśliwa ziemia,</text:span></text:p>
            </text:list-item>
            <text:list-item>
              <text:p text:style-name="P7"><text:span text:style-name="T5">Witaj, Ty apostołów niemilknące usta,</text:span></text:p>
            </text:list-item>
            <text:list-item>
              <text:p text:style-name="P7"><text:span text:style-name="T5">Witaj, niezwyciężone męstwo zwycięstwa wieniec noszących.</text:span></text:p>
            </text:list-item>
            <text:list-item>
              <text:p text:style-name="P7"><text:span text:style-name="T5"/></text:p>
            </text:list-item>
            <text:list-item>
              <text:p text:style-name="P7"><text:span text:style-name="T5">Witaj, podporo wiary naszej mocna,</text:span></text:p>
            </text:list-item>
            <text:list-item>
              <text:p text:style-name="P7"><text:span text:style-name="T5">Witaj, łaski dowodzie jasny,</text:span></text:p>
            </text:list-item>
            <text:list-item>
              <text:p text:style-name="P7"><text:span text:style-name="T5">Witaj, która piekło ogałacasz,</text:span></text:p>
            </text:list-item>
            <text:list-item>
              <text:p text:style-name="P7"><text:span text:style-name="T5">Witaj, która nas chwałą przyodziewasz.</text:span></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12" presentation:class="page"/>
          <draw:frame presentation:style-name="pr2" draw:text-style-name="P6" draw:layer="layout" svg:width="15.236cm" svg:height="11.426cm" svg:x="1.905cm" svg:y="12.065cm" presentation:class="notes" presentation:placeholder="true">
            <draw:text-box/>
          </draw:frame>
        </presentation:notes>
      </draw:page>
      <draw:page draw:name="page13" draw:style-name="dp3" draw:master-page-name="Domyślnie" presentation:use-date-time-name="dtd1">
        <draw:custom-shape draw:style-name="gr14" draw:text-style-name="P5" draw:layer="layout" svg:width="23.606cm" svg:height="14.481cm" svg:x="1.2cm" svg:y="3.142cm">
          <text:list text:style-name="L1">
            <text:list-header>
              <text:p text:style-name="P7"><text:span text:style-name="T7">Kandakion 5</text:span></text:p>
              <text:p text:style-name="P7"><text:span text:style-name="T7"/></text:p>
              <text:p text:style-name="P7"><text:span text:style-name="T7"><text:tab/></text:span><text:span text:style-name="T7"><text:tab/></text:span><text:span text:style-name="T8">Hen, ku Bogu lecącej gwiazdy blaskiem urzeczeni poszli za nią Magowie, a trzymając się mocno niebieskiej latarni znaleźli w jej promieniach potężnego Władcę, i dostępując do Niedostępnego witali Go wołając: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3" presentation:class="page"/>
          <draw:frame presentation:style-name="pr2" draw:text-style-name="P6" draw:layer="layout" svg:width="15.236cm" svg:height="11.426cm" svg:x="1.905cm" svg:y="12.065cm" presentation:class="notes" presentation:placeholder="true">
            <draw:text-box/>
          </draw:frame>
        </presentation:notes>
      </draw:page>
      <draw:page draw:name="page14" draw:style-name="dp3" draw:master-page-name="Domyślnie" presentation:use-date-time-name="dtd1">
        <draw:custom-shape draw:style-name="gr15" draw:text-style-name="P5" draw:layer="layout" svg:width="24.206cm" svg:height="13.296cm" svg:x="0.9cm" svg:y="2.042cm">
          <text:list text:style-name="L1">
            <text:list-header>
              <text:p text:style-name="P8"><text:span text:style-name="T4">Ikos 5</text:span></text:p>
              <text:p text:style-name="P7"><text:span text:style-name="T4"/></text:p>
              <text:p text:style-name="P7"><text:span text:style-name="T4"><text:tab/></text:span><text:span text:style-name="T6">I gdy ujrzeli synowie Chaldei na rękach Dziewicy Tego, co ludzi stworzył swą ręką, rozpoznali w Nim Pana, choć przyjął na się postać sługi. Skwapliwe uczcili Go swymi darami, a Błogosławionej wołali:</text:span></text:p>
            </text:list-header>
            <text:list-item>
              <text:p text:style-name="P7"><text:span text:style-name="T6"/></text:p>
            </text:list-item>
            <text:list-item>
              <text:p text:style-name="P7"><text:span text:style-name="T6">Witaj, Matko Gwiazdy niezachodzącej,</text:span></text:p>
            </text:list-item>
            <text:list-item>
              <text:p text:style-name="P7"><text:span text:style-name="T6">Witaj, promieniu dnia mistycznego,</text:span></text:p>
            </text:list-item>
            <text:list-item>
              <text:p text:style-name="P7"><text:span text:style-name="T6">Witaj, gasząca zarzewie fałszu,</text:span></text:p>
            </text:list-item>
            <text:list-item>
              <text:p text:style-name="P7"><text:span text:style-name="T6">Witaj, oświęcająca wyznawców Trójcy Świętej.</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4" presentation:class="page"/>
          <draw:frame presentation:style-name="pr2" draw:text-style-name="P6" draw:layer="layout" svg:width="15.236cm" svg:height="11.426cm" svg:x="1.905cm" svg:y="12.065cm" presentation:class="notes" presentation:placeholder="true">
            <draw:text-box/>
          </draw:frame>
        </presentation:notes>
      </draw:page>
      <draw:page draw:name="page15" draw:style-name="dp3" draw:master-page-name="Domyślnie" presentation:use-date-time-name="dtd1">
        <draw:custom-shape draw:style-name="gr16" draw:text-style-name="P5" draw:layer="layout" svg:width="24.506cm" svg:height="14.481cm" svg:x="0.7cm" svg:y="2.042cm">
          <text:list text:style-name="L1">
            <text:list-item>
              <text:p text:style-name="P7"><text:span text:style-name="T5">Witaj, przez którą tyran nieludzki wygnany ze swojego władztwa,</text:span></text:p>
            </text:list-item>
            <text:list-item>
              <text:p text:style-name="P7"><text:span text:style-name="T5">Witaj, ukazująca Chrystusa - Pana, ludzi Przyjaciela,</text:span></text:p>
            </text:list-item>
            <text:list-item>
              <text:p text:style-name="P7"><text:span text:style-name="T5">Witaj, wyzwalająca od pogańskiego bałwochwalstwa,</text:span></text:p>
            </text:list-item>
            <text:list-item>
              <text:p text:style-name="P7"><text:span text:style-name="T5">Witaj, ocalająca od brudnych uczynków.</text:span></text:p>
            </text:list-item>
            <text:list-item>
              <text:p text:style-name="P7"><text:span text:style-name="T5"/></text:p>
            </text:list-item>
            <text:list-item>
              <text:p text:style-name="P7"><text:span text:style-name="T5">Witaj, kładąca kres pogańskiej czci ognia,</text:span></text:p>
            </text:list-item>
            <text:list-item>
              <text:p text:style-name="P7"><text:span text:style-name="T5">Witaj, tłumiąca płomień namiętności,</text:span></text:p>
            </text:list-item>
            <text:list-item>
              <text:p text:style-name="P7"><text:span text:style-name="T5">Witaj, przewodniczko wierzących po drodze mądrości,</text:span></text:p>
            </text:list-item>
            <text:list-item>
              <text:p text:style-name="P7"><text:span text:style-name="T5">Witaj, radości wszech ludzkich pokoleń.</text:span></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15" presentation:class="page"/>
          <draw:frame presentation:style-name="pr2" draw:text-style-name="P6" draw:layer="layout" svg:width="15.236cm" svg:height="11.426cm" svg:x="1.905cm" svg:y="12.065cm" presentation:class="notes" presentation:placeholder="true">
            <draw:text-box/>
          </draw:frame>
        </presentation:notes>
      </draw:page>
      <draw:page draw:name="page16" draw:style-name="dp3" draw:master-page-name="Domyślnie" presentation:use-date-time-name="dtd1">
        <draw:custom-shape draw:style-name="gr17" draw:text-style-name="P5" draw:layer="layout" svg:width="23.606cm" svg:height="14.481cm" svg:x="1.2cm" svg:y="3.142cm">
          <text:list text:style-name="L1">
            <text:list-header>
              <text:p text:style-name="P7"><text:span text:style-name="T7">Kandakion 6</text:span></text:p>
              <text:p text:style-name="P7"><text:span text:style-name="T7"/></text:p>
              <text:p text:style-name="P7"><text:span text:style-name="T7"><text:tab/></text:span><text:span text:style-name="T7"><text:tab/></text:span><text:span text:style-name="T8">Jakże zmienieni w Boga niosących heroldów wracali do Babilonu Magowie. Spełniając Twe polecenie wszystkim głosili o Tobie, żeś Zbawcą, lecz pominęli Heroda - głupca, co śpiewać nie umiał: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6" presentation:class="page"/>
          <draw:frame presentation:style-name="pr2" draw:text-style-name="P6" draw:layer="layout" svg:width="15.236cm" svg:height="11.426cm" svg:x="1.905cm" svg:y="12.065cm" presentation:class="notes" presentation:placeholder="true">
            <draw:text-box/>
          </draw:frame>
        </presentation:notes>
      </draw:page>
      <draw:page draw:name="page17" draw:style-name="dp3" draw:master-page-name="Domyślnie" presentation:use-date-time-name="dtd1">
        <draw:custom-shape draw:style-name="gr18" draw:text-style-name="P5" draw:layer="layout" svg:width="24.206cm" svg:height="13.296cm" svg:x="0.9cm" svg:y="2.042cm">
          <text:list text:style-name="L1">
            <text:list-header>
              <text:p text:style-name="P8"><text:span text:style-name="T4">Ikos 6</text:span></text:p>
              <text:p text:style-name="P7"><text:span text:style-name="T4"/></text:p>
              <text:p text:style-name="P7"><text:span text:style-name="T4"><text:tab/></text:span><text:span text:style-name="T6">Kiedyś Egipt oświecił światłem swojej prawdy, przepędziłeś precz ciemności błędu. Bożki egipskie, o Zbawco, nie mogły sprostać Twej sile - runęły. A z ich niewoli wyrwani wołali do Bogurodzicy:</text:span></text:p>
            </text:list-header>
            <text:list-item>
              <text:p text:style-name="P7"><text:span text:style-name="T6"/></text:p>
            </text:list-item>
            <text:list-item>
              <text:p text:style-name="P7"><text:span text:style-name="T6">Witaj, która ludzi prostujesz ku górze,</text:span></text:p>
            </text:list-item>
            <text:list-item>
              <text:p text:style-name="P7"><text:span text:style-name="T6">Witaj, która demony strącasz do przepaści,</text:span></text:p>
            </text:list-item>
            <text:list-item>
              <text:p text:style-name="P7"><text:span text:style-name="T6">Witaj, błędu depcąca szaleństwo,</text:span></text:p>
            </text:list-item>
            <text:list-item>
              <text:p text:style-name="P7"><text:span text:style-name="T6">Witaj, ujawniająca ułudę bałwanów.</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7" presentation:class="page"/>
          <draw:frame presentation:style-name="pr2" draw:text-style-name="P6" draw:layer="layout" svg:width="15.236cm" svg:height="11.426cm" svg:x="1.905cm" svg:y="12.065cm" presentation:class="notes" presentation:placeholder="true">
            <draw:text-box/>
          </draw:frame>
        </presentation:notes>
      </draw:page>
      <draw:page draw:name="page18" draw:style-name="dp3" draw:master-page-name="Domyślnie" presentation:use-date-time-name="dtd1">
        <draw:custom-shape draw:style-name="gr19" draw:text-style-name="P5" draw:layer="layout" svg:width="24.506cm" svg:height="14.481cm" svg:x="0.7cm" svg:y="2.042cm">
          <text:list text:style-name="L1">
            <text:list-header>
              <text:p text:style-name="P7"><text:span text:style-name="T5">Witaj, morze, w którym faraon utonął duchowy,</text:span></text:p>
            </text:list-header>
            <text:list-item>
              <text:p text:style-name="P7"><text:span text:style-name="T5">Witaj, skało, z której źródło tryska dla spragnionych życia,</text:span></text:p>
            </text:list-item>
            <text:list-item>
              <text:p text:style-name="P7"><text:span text:style-name="T5">Witaj, słupie ognisty, wiodący przez ciemność,</text:span></text:p>
            </text:list-item>
            <text:list-item>
              <text:p text:style-name="P7"><text:span text:style-name="T5">Witaj, osłono nad światem szersza niźli chmura.</text:span></text:p>
            </text:list-item>
            <text:list-item>
              <text:p text:style-name="P7"><text:span text:style-name="T5"/></text:p>
            </text:list-item>
            <text:list-item>
              <text:p text:style-name="P7"><text:span text:style-name="T5">Witaj, pokarmie mannę nam zastępujący,</text:span></text:p>
            </text:list-item>
            <text:list-item>
              <text:p text:style-name="P7"><text:span text:style-name="T5">Witaj, Służebnico Świętego Pokarmu,</text:span></text:p>
            </text:list-item>
            <text:list-item>
              <text:p text:style-name="P7"><text:span text:style-name="T5">Witaj, ziemio Bożej obietnicy,</text:span></text:p>
            </text:list-item>
            <text:list-item>
              <text:p text:style-name="P7"><text:span text:style-name="T5">Witaj, miodem i mlekiem płynąca.</text:span></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18" presentation:class="page"/>
          <draw:frame presentation:style-name="pr2" draw:text-style-name="P6" draw:layer="layout" svg:width="15.236cm" svg:height="11.426cm" svg:x="1.905cm" svg:y="12.065cm" presentation:class="notes" presentation:placeholder="true">
            <draw:text-box/>
          </draw:frame>
        </presentation:notes>
      </draw:page>
      <draw:page draw:name="page19" draw:style-name="dp3" draw:master-page-name="Domyślnie" presentation:use-date-time-name="dtd1">
        <draw:custom-shape draw:style-name="gr20" draw:text-style-name="P5" draw:layer="layout" svg:width="23.606cm" svg:height="14.481cm" svg:x="1.2cm" svg:y="3.142cm">
          <text:list text:style-name="L1">
            <text:list-header>
              <text:p text:style-name="P7"><text:span text:style-name="T7">Kandakion 7</text:span></text:p>
              <text:p text:style-name="P7"><text:span text:style-name="T7"/></text:p>
              <text:p text:style-name="P7"><text:span text:style-name="T7"><text:tab/></text:span><text:span text:style-name="T7"><text:tab/></text:span><text:span text:style-name="T8">Lepszego pragnąc świata i odejścia w wieczność chciał Symeon opuścić ziemi tej marność. I wtedy dałeś mu się dzieckiem, lecz on rozpoznał pełnię Boga w Tobie, podziwiał mądrość Twoją niewymowną i wołał :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19" presentation:class="page"/>
          <draw:frame presentation:style-name="pr2" draw:text-style-name="P6" draw:layer="layout" svg:width="15.236cm" svg:height="11.426cm" svg:x="1.905cm" svg:y="12.065cm" presentation:class="notes" presentation:placeholder="true">
            <draw:text-box/>
          </draw:frame>
        </presentation:notes>
      </draw:page>
      <draw:page draw:name="page20" draw:style-name="dp3" draw:master-page-name="Domyślnie" presentation:use-date-time-name="dtd1">
        <draw:custom-shape draw:style-name="gr21" draw:text-style-name="P5" draw:layer="layout" svg:width="24.206cm" svg:height="14.481cm" svg:x="0.9cm" svg:y="2.042cm">
          <text:list text:style-name="L1">
            <text:list-header>
              <text:p text:style-name="P8"><text:span text:style-name="T4">Ikos 7</text:span></text:p>
              <text:p text:style-name="P7"><text:span text:style-name="T4"/></text:p>
              <text:p text:style-name="P7"><text:span text:style-name="T4"><text:tab/></text:span><text:span text:style-name="T6">Moc swą zjawiając Stwórca, nowe ukazał stworzenie nam, którzy przezeń jesteśmy. Z łona, co nie zaznało nasienia, wyszedł i ustrzegł to łono nienaruszone, abyśmy cud ten uznając chwalili je i wołali:</text:span></text:p>
            </text:list-header>
            <text:list-item>
              <text:p text:style-name="P7"><text:span text:style-name="T6"/></text:p>
            </text:list-item>
            <text:list-item>
              <text:p text:style-name="P7"><text:span text:style-name="T6">Witaj, kwiecie nigdy nie więdnący,</text:span></text:p>
            </text:list-item>
            <text:list-item>
              <text:p text:style-name="P7"><text:span text:style-name="T6">Witaj, korono wstrzemięźliwości,</text:span></text:p>
            </text:list-item>
            <text:list-item>
              <text:p text:style-name="P7"><text:span text:style-name="T6">Witaj, prawzorze jasny naszego zmartwychwstania,</text:span></text:p>
            </text:list-item>
            <text:list-item>
              <text:p text:style-name="P7"><text:span text:style-name="T6">Witaj, ukazująca nam życie anielskie.</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0" presentation:class="page"/>
          <draw:frame presentation:style-name="pr2" draw:text-style-name="P6" draw:layer="layout" svg:width="15.236cm" svg:height="11.426cm" svg:x="1.905cm" svg:y="12.065cm" presentation:class="notes" presentation:placeholder="true">
            <draw:text-box/>
          </draw:frame>
        </presentation:notes>
      </draw:page>
      <draw:page draw:name="page21" draw:style-name="dp3" draw:master-page-name="Domyślnie" presentation:use-date-time-name="dtd1">
        <draw:custom-shape draw:style-name="gr22" draw:text-style-name="P5" draw:layer="layout" svg:width="24.506cm" svg:height="16.851cm" svg:x="0.7cm" svg:y="1.242cm">
          <text:list text:style-name="L1">
            <text:list-header>
              <text:p text:style-name="P7"><text:span text:style-name="T5">Witaj, drzewo o słodkim Owocu, pokarmie wierzących,</text:span></text:p>
            </text:list-header>
            <text:list-item>
              <text:p text:style-name="P7"><text:span text:style-name="T5">Witaj, listowie, w którego obfitym cieniu wielu się ukrywa,</text:span></text:p>
            </text:list-item>
            <text:list-item>
              <text:p text:style-name="P7"><text:span text:style-name="T5">Witaj, boś w łonie nosiła zbłąkanych Przewodnika,</text:span></text:p>
            </text:list-item>
            <text:list-item>
              <text:p text:style-name="P7"><text:span text:style-name="T5">Witaj, boś porodziła Wybawiciela pojmanych.</text:span></text:p>
            </text:list-item>
            <text:list-item>
              <text:p text:style-name="P7"><text:span text:style-name="T5"/></text:p>
            </text:list-item>
            <text:list-item>
              <text:p text:style-name="P7"><text:span text:style-name="T5">Witaj, Ty łagodzisz Sędziego gniew sprawiedliwy,</text:span></text:p>
            </text:list-item>
            <text:list-item>
              <text:p text:style-name="P7"><text:span text:style-name="T5">Witaj, przebaczenie niosąca dla wielu grzeszników,</text:span></text:p>
            </text:list-item>
            <text:list-item>
              <text:p text:style-name="P7"><text:span text:style-name="T5">Witaj, szato dojrzałości ogołoconych z prawa do mówienia,</text:span></text:p>
            </text:list-item>
            <text:list-item>
              <text:p text:style-name="P7"><text:span text:style-name="T5">Witaj, miłości wszelkie przewyższająca pragnienie.</text:span></text:p>
            </text:list-item>
            <text:list-item>
              <text:p text:style-name="P7"><text:span text:style-name="T5"/></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21" presentation:class="page"/>
          <draw:frame presentation:style-name="pr2" draw:text-style-name="P6" draw:layer="layout" svg:width="15.236cm" svg:height="11.426cm" svg:x="1.905cm" svg:y="12.065cm" presentation:class="notes" presentation:placeholder="true">
            <draw:text-box/>
          </draw:frame>
        </presentation:notes>
      </draw:page>
      <draw:page draw:name="page22" draw:style-name="dp3" draw:master-page-name="Domyślnie" presentation:use-date-time-name="dtd1">
        <draw:custom-shape draw:style-name="gr23" draw:text-style-name="P5" draw:layer="layout" svg:width="23.606cm" svg:height="14.481cm" svg:x="1.2cm" svg:y="3.142cm">
          <text:list text:style-name="L1">
            <text:list-header>
              <text:p text:style-name="P7"><text:span text:style-name="T7">Kandakion 8</text:span></text:p>
              <text:p text:style-name="P7"><text:span text:style-name="T7"/></text:p>
              <text:p text:style-name="P7"><text:span text:style-name="T7"><text:tab/></text:span><text:span text:style-name="T7"><text:tab/></text:span><text:span text:style-name="T8">Narodzenie inne i obce naszemu widząc, stańmy się obcy światu, a umysł nasz skierujmy ku niebu. Przez to Narodzenie Najwyższy objawił się na ziemi pokornym człowiekiem, pragnąc ku górze prowadzić wszystkich, co doń wołają :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2" presentation:class="page"/>
          <draw:frame presentation:style-name="pr2" draw:text-style-name="P6" draw:layer="layout" svg:width="15.236cm" svg:height="11.426cm" svg:x="1.905cm" svg:y="12.065cm" presentation:class="notes" presentation:placeholder="true">
            <draw:text-box/>
          </draw:frame>
        </presentation:notes>
      </draw:page>
      <draw:page draw:name="page23" draw:style-name="dp3" draw:master-page-name="Domyślnie" presentation:use-date-time-name="dtd1">
        <draw:custom-shape draw:style-name="gr24" draw:text-style-name="P5" draw:layer="layout" svg:width="24.206cm" svg:height="14.481cm" svg:x="0.9cm" svg:y="2.042cm">
          <text:list text:style-name="L1">
            <text:list-header>
              <text:p text:style-name="P8"><text:span text:style-name="T4">Ikos 8</text:span></text:p>
              <text:p text:style-name="P7"><text:span text:style-name="T4"/></text:p>
              <text:p text:style-name="P7"><text:span text:style-name="T4"><text:tab/></text:span><text:span text:style-name="T6">O, Słowo, przebywające w pełni doczesności, Ty nie opuszczasz wieczności swej wcale. Jesteś wśród nas nieograniczone. Albowiem Boskie ku nam zejście Nie było tylko zmianą miejsca - te narodziny z Dziewicy, co Boga pełna słucha naszych głosów:</text:span></text:p>
            </text:list-header>
            <text:list-item>
              <text:p text:style-name="P7"><text:span text:style-name="T6"/></text:p>
            </text:list-item>
            <text:list-item>
              <text:p text:style-name="P7"><text:span text:style-name="T6">Witaj, Ty, co ograniczasz Nieograniczonego,</text:span></text:p>
            </text:list-item>
            <text:list-item>
              <text:p text:style-name="P7"><text:span text:style-name="T6">Witaj, bramo wzniosłej tajemnicy,</text:span></text:p>
            </text:list-item>
            <text:list-item>
              <text:p text:style-name="P7"><text:span text:style-name="T6">Witaj, nowino sprzeciw budząca niewiernych,</text:span></text:p>
            </text:list-item>
            <text:list-item>
              <text:p text:style-name="P7"><text:span text:style-name="T6">Witaj, chwało nieobalona wierzących.</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3" presentation:class="page"/>
          <draw:frame presentation:style-name="pr2" draw:text-style-name="P6" draw:layer="layout" svg:width="15.236cm" svg:height="11.426cm" svg:x="1.905cm" svg:y="12.065cm" presentation:class="notes" presentation:placeholder="true">
            <draw:text-box/>
          </draw:frame>
        </presentation:notes>
      </draw:page>
      <draw:page draw:name="page24" draw:style-name="dp3" draw:master-page-name="Domyślnie" presentation:use-date-time-name="dtd1">
        <draw:custom-shape draw:style-name="gr25" draw:text-style-name="P5" draw:layer="layout" svg:width="24.506cm" svg:height="13.296cm" svg:x="0.7cm" svg:y="2.542cm">
          <text:list text:style-name="L1">
            <text:list-item>
              <text:p text:style-name="P7"><text:span text:style-name="T5">Witaj, tronie najświętszy Tego, co jest nad Cherbury,</text:span></text:p>
            </text:list-item>
            <text:list-item>
              <text:p text:style-name="P7"><text:span text:style-name="T5">Witaj, mieszkanie wzniosłe Tego, co ponad Serafy,</text:span></text:p>
            </text:list-item>
            <text:list-item>
              <text:p text:style-name="P7"><text:span text:style-name="T5">Witaj, która jednoczysz, co niepojednane,</text:span></text:p>
            </text:list-item>
            <text:list-item>
              <text:p text:style-name="P7"><text:span text:style-name="T5">Witaj, która dziewiczość łączysz z macierzyństwem.</text:span></text:p>
            </text:list-item>
            <text:list-item>
              <text:p text:style-name="P7"><text:span text:style-name="T5"/></text:p>
            </text:list-item>
            <text:list-item>
              <text:p text:style-name="P7"><text:span text:style-name="T5">Witaj, przez którą przestępstwo się gładzi,</text:span></text:p>
            </text:list-item>
            <text:list-item>
              <text:p text:style-name="P7"><text:span text:style-name="T5">Witaj, przez którą raj nam się otwiera,</text:span></text:p>
            </text:list-item>
            <text:list-item>
              <text:p text:style-name="P7"><text:span text:style-name="T5">Witaj, kluczu królestwa Chrystusa,</text:span></text:p>
            </text:list-item>
            <text:list-item>
              <text:p text:style-name="P7"><text:span text:style-name="T5">Witaj, nadziejo szczęśliwej wieczności.</text:span></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24" presentation:class="page"/>
          <draw:frame presentation:style-name="pr2" draw:text-style-name="P6" draw:layer="layout" svg:width="15.236cm" svg:height="11.426cm" svg:x="1.905cm" svg:y="12.065cm" presentation:class="notes" presentation:placeholder="true">
            <draw:text-box/>
          </draw:frame>
        </presentation:notes>
      </draw:page>
      <draw:page draw:name="page25" draw:style-name="dp3" draw:master-page-name="Domyślnie" presentation:use-date-time-name="dtd1">
        <draw:custom-shape draw:style-name="gr26" draw:text-style-name="P5" draw:layer="layout" svg:width="23.606cm" svg:height="14.481cm" svg:x="1.2cm" svg:y="3.142cm">
          <text:list text:style-name="L1">
            <text:list-header>
              <text:p text:style-name="P7"><text:span text:style-name="T7">Kandakion 9</text:span></text:p>
              <text:p text:style-name="P7"><text:span text:style-name="T7"/></text:p>
              <text:p text:style-name="P7"><text:span text:style-name="T7"><text:tab/></text:span><text:span text:style-name="T7"><text:tab/></text:span><text:span text:style-name="T8">Podziwiali aniołowie wielkie dzieło Twojego wcielenia. Widzieli jak nieprzystępny, Boże, stałeś się przystępnym dla wszystkich człowiekiem. Zamieszkałeś między nami, słuchając wołania: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5" presentation:class="page"/>
          <draw:frame presentation:style-name="pr2" draw:text-style-name="P6" draw:layer="layout" svg:width="15.236cm" svg:height="11.426cm" svg:x="1.905cm" svg:y="12.065cm" presentation:class="notes" presentation:placeholder="true">
            <draw:text-box/>
          </draw:frame>
        </presentation:notes>
      </draw:page>
      <draw:page draw:name="page26" draw:style-name="dp3" draw:master-page-name="Domyślnie" presentation:use-date-time-name="dtd1">
        <draw:custom-shape draw:style-name="gr27" draw:text-style-name="P5" draw:layer="layout" svg:width="24.206cm" svg:height="14.481cm" svg:x="0.9cm" svg:y="1.842cm">
          <text:list text:style-name="L1">
            <text:list-header>
              <text:p text:style-name="P8"><text:span text:style-name="T4">Ikos 9</text:span></text:p>
              <text:p text:style-name="P7"><text:span text:style-name="T4"/></text:p>
              <text:p text:style-name="P7"><text:span text:style-name="T4"><text:tab/></text:span><text:span text:style-name="T6">Retorzy, słów wielu miłośnicy, milkną przed Tobą jak ryby bezgłośne, widzimy to, Bogurodzico. Nie mogą bowiem powiedzieć, jak pozostając dziewicą możesz rodzić. My jednak tajemnicę Twoją podziwiając, wołamy z wiarą:</text:span></text:p>
            </text:list-header>
            <text:list-item>
              <text:p text:style-name="P7"><text:span text:style-name="T6"/></text:p>
            </text:list-item>
            <text:list-item>
              <text:p text:style-name="P7"><text:span text:style-name="T6">Witaj, naczynie Bożej Mądrości,</text:span></text:p>
            </text:list-item>
            <text:list-item>
              <text:p text:style-name="P7"><text:span text:style-name="T6">Witaj, skarbnico Jego opatrzności,</text:span></text:p>
            </text:list-item>
            <text:list-item>
              <text:p text:style-name="P7"><text:span text:style-name="T6">Witaj, która mędrcom wytykasz nie mądrość,</text:span></text:p>
            </text:list-item>
            <text:list-item>
              <text:p text:style-name="P7"><text:span text:style-name="T6">Witaj, która uczonym wykazujesz nieuctwo.</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6" presentation:class="page"/>
          <draw:frame presentation:style-name="pr2" draw:text-style-name="P6" draw:layer="layout" svg:width="15.236cm" svg:height="11.426cm" svg:x="1.905cm" svg:y="12.065cm" presentation:class="notes" presentation:placeholder="true">
            <draw:text-box/>
          </draw:frame>
        </presentation:notes>
      </draw:page>
      <draw:page draw:name="page27" draw:style-name="dp3" draw:master-page-name="Domyślnie" presentation:use-date-time-name="dtd1">
        <draw:custom-shape draw:style-name="gr28" draw:text-style-name="P5" draw:layer="layout" svg:width="24.506cm" svg:height="13.296cm" svg:x="0.7cm" svg:y="2.542cm">
          <text:list text:style-name="L1">
            <text:list-header>
              <text:p text:style-name="P7"><text:span text:style-name="T5">Witaj, bo przemądrzali badacze stali się głupcami,</text:span></text:p>
            </text:list-header>
            <text:list-item>
              <text:p text:style-name="P7"><text:span text:style-name="T5">Witaj, bo twórcy mitów marnie przeminęli,</text:span></text:p>
            </text:list-item>
            <text:list-item>
              <text:p text:style-name="P7"><text:span text:style-name="T5">Witaj, boś zerwała Ateńczyków sidła</text:span></text:p>
            </text:list-item>
            <text:list-item>
              <text:p text:style-name="P7"><text:span text:style-name="T5">Witaj, bo sieci Rybakom napełniasz</text:span></text:p>
            </text:list-item>
            <text:list-item>
              <text:p text:style-name="P7"><text:span text:style-name="T5"/></text:p>
            </text:list-item>
            <text:list-item>
              <text:p text:style-name="P7"><text:span text:style-name="T5">Witaj, wyciągająca z otchłani niewiedzy,</text:span></text:p>
            </text:list-item>
            <text:list-item>
              <text:p text:style-name="P7"><text:span text:style-name="T5">Witaj, wzbogacająca poznanie u wielu,</text:span></text:p>
            </text:list-item>
            <text:list-item>
              <text:p text:style-name="P7"><text:span text:style-name="T5">Witaj, korabiu pragnących zbawienia,</text:span></text:p>
            </text:list-item>
            <text:list-item>
              <text:p text:style-name="P7"><text:span text:style-name="T5">Witaj, porcie płynących przez życie.</text:span></text:p>
            </text:list-item>
            <text:list-item>
              <text:p text:style-name="P7"><text:span text:style-name="T5"/></text:p>
              <text:list>
                <text:list-item>
                  <text:p text:style-name="P7"><text:span text:style-name="T5">Witaj, Oblubienico Dziewicza.</text:span></text:p>
                </text:list-item>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27" presentation:class="page"/>
          <draw:frame presentation:style-name="pr2" draw:text-style-name="P6" draw:layer="layout" svg:width="15.236cm" svg:height="11.426cm" svg:x="1.905cm" svg:y="12.065cm" presentation:class="notes" presentation:placeholder="true">
            <draw:text-box/>
          </draw:frame>
        </presentation:notes>
      </draw:page>
      <draw:page draw:name="page28" draw:style-name="dp3" draw:master-page-name="Domyślnie" presentation:use-date-time-name="dtd1">
        <draw:custom-shape draw:style-name="gr29" draw:text-style-name="P5" draw:layer="layout" svg:width="23.606cm" svg:height="15.666cm" svg:x="1.2cm" svg:y="3.142cm">
          <text:list text:style-name="L1">
            <text:list-header>
              <text:p text:style-name="P7"><text:span text:style-name="T7">Kandakion 10</text:span></text:p>
              <text:p text:style-name="P7"><text:span text:style-name="T7"/></text:p>
              <text:p text:style-name="P7"><text:span text:style-name="T7"><text:tab/></text:span><text:span text:style-name="T7"><text:tab/></text:span><text:span text:style-name="T8">Samym sobą chcąc świat ocalić i uładzić przyszedł nieprzymuszony Sprawca ładu, a chociaż Bogiem jest nasz Pasterz, ukazał się wśród nas podobnym nam Barankiem. I nas, podobnych sobie, wzywając do siebie jako Bóg słyszy wołanie: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8" presentation:class="page"/>
          <draw:frame presentation:style-name="pr2" draw:text-style-name="P6" draw:layer="layout" svg:width="15.236cm" svg:height="11.426cm" svg:x="1.905cm" svg:y="12.065cm" presentation:class="notes" presentation:placeholder="true">
            <draw:text-box/>
          </draw:frame>
        </presentation:notes>
      </draw:page>
      <draw:page draw:name="page29" draw:style-name="dp3" draw:master-page-name="Domyślnie" presentation:use-date-time-name="dtd1">
        <draw:custom-shape draw:style-name="gr30" draw:text-style-name="P5" draw:layer="layout" svg:width="24.206cm" svg:height="14.481cm" svg:x="0.9cm" svg:y="1.842cm">
          <text:list text:style-name="L1">
            <text:list-header>
              <text:p text:style-name="P8"><text:span text:style-name="T4">Ikos 10</text:span></text:p>
              <text:p text:style-name="P7"><text:span text:style-name="T4"/></text:p>
              <text:p text:style-name="P7"><text:span text:style-name="T4"><text:tab/></text:span><text:span text:style-name="T6">Spieszą do Ciebie Dziewice, boś murem im obronnym i wszystkim, co Cię wzywają, Bogurodzico Dziewico, Nieba i Ziemi Stworzyciel przyozdobił Cię łaską, o Nieskalana. A zamieszkawszy w Twoim łonie, nauczył wszystkich wznosić głos do ciebie:</text:span></text:p>
              <text:p text:style-name="P7"><text:span text:style-name="T6"/></text:p>
              <text:p text:style-name="P7"><text:span text:style-name="T6">Witaj, o wzniosła kolumno dziewictwa,</text:span></text:p>
            </text:list-header>
            <text:list-item>
              <text:p text:style-name="P7"><text:span text:style-name="T6">Witaj, o bramo wiecznego zbawienia,</text:span></text:p>
            </text:list-item>
            <text:list-item>
              <text:p text:style-name="P7"><text:span text:style-name="T6">Witaj, pierwszy owocu odrodzenia w Duchu,</text:span></text:p>
            </text:list-item>
            <text:list-item>
              <text:p text:style-name="P7"><text:span text:style-name="T6">Witaj, szafarko wszech dobrodziejstw Bożych.</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29" presentation:class="page"/>
          <draw:frame presentation:style-name="pr2" draw:text-style-name="P6" draw:layer="layout" svg:width="15.236cm" svg:height="11.426cm" svg:x="1.905cm" svg:y="12.065cm" presentation:class="notes" presentation:placeholder="true">
            <draw:text-box/>
          </draw:frame>
        </presentation:notes>
      </draw:page>
      <draw:page draw:name="page30" draw:style-name="dp3" draw:master-page-name="Domyślnie" presentation:use-date-time-name="dtd1">
        <draw:custom-shape draw:style-name="gr31" draw:text-style-name="P5" draw:layer="layout" svg:width="24.506cm" svg:height="13.296cm" svg:x="0.7cm" svg:y="2.542cm">
          <text:list text:style-name="L1">
            <text:list-header>
              <text:p text:style-name="P7"><text:span text:style-name="T5">Witaj, która odradzasz tych, co w grzechu są poczęci,</text:span></text:p>
            </text:list-header>
            <text:list-item>
              <text:p text:style-name="P7"><text:span text:style-name="T5">Witaj, dająca mądrość tym, co nieroztropni,</text:span></text:p>
            </text:list-item>
            <text:list-item>
              <text:p text:style-name="P7"><text:span text:style-name="T5">Witaj, odpędzająca tego, co dusze uwodzi,</text:span></text:p>
            </text:list-item>
            <text:list-item>
              <text:p text:style-name="P7"><text:span text:style-name="T5">Witaj, rodząca Siewcę niewinności.</text:span></text:p>
            </text:list-item>
            <text:list-item>
              <text:p text:style-name="P7"><text:span text:style-name="T5"/></text:p>
            </text:list-item>
            <text:list-item>
              <text:p text:style-name="P7"><text:span text:style-name="T5">Witaj, alkowo przeczystych zaślubin,</text:span></text:p>
            </text:list-item>
            <text:list-item>
              <text:p text:style-name="P7"><text:span text:style-name="T5">Witaj, zaślubiająca dusze wierne Panu,</text:span></text:p>
            </text:list-item>
            <text:list-item>
              <text:p text:style-name="P7"><text:span text:style-name="T5">Witaj, o piękna dziewic żywicielko,</text:span></text:p>
            </text:list-item>
            <text:list-item>
              <text:p text:style-name="P7"><text:span text:style-name="T5">Witaj, weselna dusz świętych przyjaciółko.</text:span></text:p>
              <text:p text:style-name="P7"><text:span text:style-name="T5"/></text:p>
              <text:list>
                <text:list-header>
                  <text:p text:style-name="P7"><text:span text:style-name="T5">Witaj, Oblubienico Dziewicza.</text:span></text:p>
                </text:list-header>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30" presentation:class="page"/>
          <draw:frame presentation:style-name="pr2" draw:text-style-name="P6" draw:layer="layout" svg:width="15.236cm" svg:height="11.426cm" svg:x="1.905cm" svg:y="12.065cm" presentation:class="notes" presentation:placeholder="true">
            <draw:text-box/>
          </draw:frame>
        </presentation:notes>
      </draw:page>
      <draw:page draw:name="page31" draw:style-name="dp3" draw:master-page-name="Domyślnie" presentation:use-date-time-name="dtd1">
        <draw:custom-shape draw:style-name="gr32" draw:text-style-name="P5" draw:layer="layout" svg:width="23.606cm" svg:height="14.481cm" svg:x="1.2cm" svg:y="3.142cm">
          <text:list text:style-name="L1">
            <text:list-header>
              <text:p text:style-name="P7"><text:span text:style-name="T7">Kandakion 11</text:span></text:p>
              <text:p text:style-name="P7"><text:span text:style-name="T7"/></text:p>
              <text:p text:style-name="P7"><text:span text:style-name="T7"><text:tab/></text:span><text:span text:style-name="T7"><text:tab/></text:span><text:span text:style-name="T8">Śpiew pochwalny zawodzi, gdy objąć chce pełnię Twych zmiłowań. Choćbyśmy ofiarowali Ci ody tak liczne, jak ziarnka piasku, o Królu święty nie osiągnęlibyśmy nigdy godnej miary tego, co dajesz nam, którzy wołamy do Ciebie: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1" presentation:class="page"/>
          <draw:frame presentation:style-name="pr2" draw:text-style-name="P6" draw:layer="layout" svg:width="15.236cm" svg:height="11.426cm" svg:x="1.905cm" svg:y="12.065cm" presentation:class="notes" presentation:placeholder="true">
            <draw:text-box/>
          </draw:frame>
        </presentation:notes>
      </draw:page>
      <draw:page draw:name="page32" draw:style-name="dp3" draw:master-page-name="Domyślnie" presentation:use-date-time-name="dtd1">
        <draw:custom-shape draw:style-name="gr33" draw:text-style-name="P5" draw:layer="layout" svg:width="24.206cm" svg:height="14.481cm" svg:x="0.9cm" svg:y="1.842cm">
          <text:list text:style-name="L1">
            <text:list-header>
              <text:p text:style-name="P8"><text:span text:style-name="T4">Ikos 11</text:span></text:p>
              <text:p text:style-name="P7"><text:span text:style-name="T4"/></text:p>
              <text:p text:style-name="P7"><text:span text:style-name="T4"><text:tab/></text:span><text:span text:style-name="T6">Ty, o Najświętsza Dziewico, jawisz się nam w ciemnościach, jak światłodajna pochodnia. Niematerialne zapalając światło, wiedziesz wszystkich do poznania Boga, swoim blaskiem rozjaśniając umysły naszym uczczona wołaniem:</text:span></text:p>
            </text:list-header>
            <text:list-item>
              <text:p text:style-name="P7"><text:span text:style-name="T6"/></text:p>
            </text:list-item>
            <text:list-item>
              <text:p text:style-name="P7"><text:span text:style-name="T6">Witaj, promieniu Słońca duchowego,</text:span></text:p>
            </text:list-item>
            <text:list-item>
              <text:p text:style-name="P7"><text:span text:style-name="T6">Witaj, odbicie Światłości nieprzystępnej,</text:span></text:p>
            </text:list-item>
            <text:list-item>
              <text:p text:style-name="P7"><text:span text:style-name="T6">Witaj, błyskawico dusze oświecająca,</text:span></text:p>
            </text:list-item>
            <text:list-item>
              <text:p text:style-name="P7"><text:span text:style-name="T6">Witaj, gromie nieprzyjaciół rażący.</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2" presentation:class="page"/>
          <draw:frame presentation:style-name="pr2" draw:text-style-name="P6" draw:layer="layout" svg:width="15.236cm" svg:height="11.426cm" svg:x="1.905cm" svg:y="12.065cm" presentation:class="notes" presentation:placeholder="true">
            <draw:text-box/>
          </draw:frame>
        </presentation:notes>
      </draw:page>
      <draw:page draw:name="page33" draw:style-name="dp3" draw:master-page-name="Domyślnie" presentation:use-date-time-name="dtd1">
        <draw:custom-shape draw:style-name="gr34" draw:text-style-name="P5" draw:layer="layout" svg:width="24.506cm" svg:height="13.296cm" svg:x="0.7cm" svg:y="2.542cm">
          <text:list text:style-name="L1">
            <text:list-header>
              <text:p text:style-name="P7"><text:span text:style-name="T5">Witaj, bo nam wysyłasz Światło jaśniejące,</text:span></text:p>
            </text:list-header>
            <text:list-item>
              <text:p text:style-name="P7"><text:span text:style-name="T5">Witaj, bo nam wypuszczasz obficie płynącą Rzekę,</text:span></text:p>
            </text:list-item>
            <text:list-item>
              <text:p text:style-name="P7"><text:span text:style-name="T5">Witaj, obrazie uzdrawiającej sadzawki,</text:span></text:p>
            </text:list-item>
            <text:list-item>
              <text:p text:style-name="P7"><text:span text:style-name="T5">Witaj, niszcząca grzechu zmazę haniebną.</text:span></text:p>
            </text:list-item>
            <text:list-item>
              <text:p text:style-name="P7"><text:span text:style-name="T5"/></text:p>
            </text:list-item>
            <text:list-item>
              <text:p text:style-name="P7"><text:span text:style-name="T5">Witaj, któraś kąpielą obmywającą sumienia,</text:span></text:p>
            </text:list-item>
            <text:list-item>
              <text:p text:style-name="P7"><text:span text:style-name="T5">Witaj, dzbanie mieszalny, w którym radość się miesza,</text:span></text:p>
            </text:list-item>
            <text:list-item>
              <text:p text:style-name="P7"><text:span text:style-name="T5">Witaj, woni, dobry zapachu Chrystusa,</text:span></text:p>
            </text:list-item>
            <text:list-item>
              <text:p text:style-name="P7"><text:span text:style-name="T5">Witaj, życie mistycznej i radosnej uczty.</text:span></text:p>
              <text:p text:style-name="P7"><text:span text:style-name="T5"/></text:p>
              <text:list>
                <text:list-header>
                  <text:p text:style-name="P7"><text:span text:style-name="T5">Witaj, Oblubienico Dziewicza.</text:span></text:p>
                </text:list-header>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33" presentation:class="page"/>
          <draw:frame presentation:style-name="pr2" draw:text-style-name="P6" draw:layer="layout" svg:width="15.236cm" svg:height="11.426cm" svg:x="1.905cm" svg:y="12.065cm" presentation:class="notes" presentation:placeholder="true">
            <draw:text-box/>
          </draw:frame>
        </presentation:notes>
      </draw:page>
      <draw:page draw:name="page34" draw:style-name="dp3" draw:master-page-name="Domyślnie" presentation:use-date-time-name="dtd1">
        <draw:custom-shape draw:style-name="gr35" draw:text-style-name="P5" draw:layer="layout" svg:width="23.606cm" svg:height="14.481cm" svg:x="1.2cm" svg:y="3.142cm">
          <text:list text:style-name="L1">
            <text:list-header>
              <text:p text:style-name="P7"><text:span text:style-name="T7">Kandakion 12</text:span></text:p>
              <text:p text:style-name="P7"><text:span text:style-name="T7"/></text:p>
              <text:p text:style-name="P7"><text:span text:style-name="T7"><text:tab/></text:span><text:span text:style-name="T7"><text:tab/></text:span><text:span text:style-name="T8">Udzielić pragnął łaski przebaczenia za dawne winy Ten, co długi wszystkich ludzi gładzi. We własnej więc przybliżył się Osobie do tych, co oddalili się od Jego łaski, a potargawszy cyrograf ich winy, słyszy z ust wszystkich wołanie: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4" presentation:class="page"/>
          <draw:frame presentation:style-name="pr2" draw:text-style-name="P6" draw:layer="layout" svg:width="15.236cm" svg:height="11.426cm" svg:x="1.905cm" svg:y="12.065cm" presentation:class="notes" presentation:placeholder="true">
            <draw:text-box/>
          </draw:frame>
        </presentation:notes>
      </draw:page>
      <draw:page draw:name="page35" draw:style-name="dp3" draw:master-page-name="Domyślnie" presentation:use-date-time-name="dtd1">
        <draw:custom-shape draw:style-name="gr36" draw:text-style-name="P5" draw:layer="layout" svg:width="24.206cm" svg:height="14.481cm" svg:x="0.9cm" svg:y="1.842cm">
          <text:list text:style-name="L1">
            <text:list-header>
              <text:p text:style-name="P8"><text:span text:style-name="T4">Ikos 12</text:span></text:p>
              <text:p text:style-name="P7"><text:span text:style-name="T4"/></text:p>
              <text:p text:style-name="P7"><text:span text:style-name="T4"><text:tab/></text:span><text:span text:style-name="T6">Wielbiąc pieśniami Twego Syna, chwalimy hymnem wszyscy też i Ciebie, jako świątynię duchową, Bogurodzico. Ten, który mieszkał w Twoim łonie trzymając w dłoni wszystkie rzeczy, Pan nasz, uświęcił Cię i uczcił i nauczył nas wołać do Ciebie:</text:span></text:p>
            </text:list-header>
            <text:list-item>
              <text:p text:style-name="P7"><text:span text:style-name="T6"/></text:p>
            </text:list-item>
            <text:list-item>
              <text:p text:style-name="P7"><text:span text:style-name="T6">Witaj, namiocie Boga oraz Słowa,</text:span></text:p>
            </text:list-item>
            <text:list-item>
              <text:p text:style-name="P7"><text:span text:style-name="T6">Witaj, święta ponad święte świętych,</text:span></text:p>
            </text:list-item>
            <text:list-item>
              <text:p text:style-name="P7"><text:span text:style-name="T6">Witaj, arko złocona przez Ducha Świętego,</text:span></text:p>
            </text:list-item>
            <text:list-item>
              <text:p text:style-name="P7"><text:span text:style-name="T6">Witaj, niewyczerpana życia skarbnico.</text:span></text:p>
            </text:list-item>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5" presentation:class="page"/>
          <draw:frame presentation:style-name="pr2" draw:text-style-name="P6" draw:layer="layout" svg:width="15.236cm" svg:height="11.426cm" svg:x="1.905cm" svg:y="12.065cm" presentation:class="notes" presentation:placeholder="true">
            <draw:text-box/>
          </draw:frame>
        </presentation:notes>
      </draw:page>
      <draw:page draw:name="page36" draw:style-name="dp3" draw:master-page-name="Domyślnie" presentation:use-date-time-name="dtd1">
        <draw:custom-shape draw:style-name="gr37" draw:text-style-name="P5" draw:layer="layout" svg:width="24.506cm" svg:height="13.296cm" svg:x="0.7cm" svg:y="2.542cm">
          <text:list text:style-name="L1">
            <text:list-header>
              <text:p text:style-name="P7"><text:span text:style-name="T5">Witaj, czcigodny diademie królów Bogobojnych,</text:span></text:p>
            </text:list-header>
            <text:list-item>
              <text:p text:style-name="P7"><text:span text:style-name="T5">Witaj, chwało wysoka kapłanów pobożnych,</text:span></text:p>
            </text:list-item>
            <text:list-item>
              <text:p text:style-name="P7"><text:span text:style-name="T5">Witaj, bastionie niezdobyty Kościoła świętego,</text:span></text:p>
            </text:list-item>
            <text:list-item>
              <text:p text:style-name="P7"><text:span text:style-name="T5">Witaj, murze nieobalony Królestwa Bożego.</text:span></text:p>
            </text:list-item>
            <text:list-item>
              <text:p text:style-name="P7"><text:span text:style-name="T5"/></text:p>
            </text:list-item>
            <text:list-item>
              <text:p text:style-name="P7"><text:span text:style-name="T5">Witaj, Ty, która wznosisz pomniki zwycięstwa,</text:span></text:p>
            </text:list-item>
            <text:list-item>
              <text:p text:style-name="P7"><text:span text:style-name="T5">Witaj, która obalasz nieprzyjaciół naszych,</text:span></text:p>
            </text:list-item>
            <text:list-item>
              <text:p text:style-name="P7"><text:span text:style-name="T5">Witaj, lekarstwo dla ciała mojego,</text:span></text:p>
            </text:list-item>
            <text:list-item>
              <text:p text:style-name="P7"><text:span text:style-name="T5">Witaj, duszy mojej ocalenie.</text:span></text:p>
              <text:p text:style-name="P7"><text:span text:style-name="T5"/></text:p>
              <text:list>
                <text:list-header>
                  <text:p text:style-name="P7"><text:span text:style-name="T5">Witaj, Oblubienico Dziewicza.</text:span></text:p>
                </text:list-header>
              </text:list>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32.773cm" svg:height="34.7cm" svg:x="-32.774cm" svg:y="-32.769cm" draw:page-number="36" presentation:class="page"/>
          <draw:frame presentation:style-name="pr2" draw:text-style-name="P6" draw:layer="layout" svg:width="15.236cm" svg:height="11.426cm" svg:x="1.905cm" svg:y="12.065cm" presentation:class="notes" presentation:placeholder="true">
            <draw:text-box/>
          </draw:frame>
        </presentation:notes>
      </draw:page>
      <draw:page draw:name="page37" draw:style-name="dp3" draw:master-page-name="Domyślnie" presentation:use-date-time-name="dtd1">
        <draw:custom-shape draw:style-name="gr38" draw:text-style-name="P5" draw:layer="layout" svg:width="23.606cm" svg:height="15.666cm" svg:x="1.2cm" svg:y="3.142cm">
          <text:list text:style-name="L1">
            <text:list-header>
              <text:p text:style-name="P7"><text:span text:style-name="T7">Kandakion 13</text:span></text:p>
              <text:p text:style-name="P7"><text:span text:style-name="T7"/></text:p>
              <text:p text:style-name="P7"><text:span text:style-name="T7"><text:tab/></text:span><text:span text:style-name="T7"><text:tab/></text:span><text:span text:style-name="T8">Zaiste, godna jesteś, Matko, wszelkiej chwały, któraś między wszystkimi świętymi Najświętsze zrodziła Słowo. Racz przyjąć teraz ten nasz dar, od wszelkiego nieszczęścia nas broń wszystkich. Od przyszłej kary wybaw nas, którzy pospołu do Ciebie wołamy: Alleluja.</text:span></text:p>
              <text:p text:style-name="P7"><text:span text:style-name="T8"/></text:p>
              <text:list>
                <text:list-header>
                  <text:p text:style-name="P7"><text:span text:style-name="T8"/></text:p>
                  <text:list>
                    <text:list-header>
                      <text:p text:style-name="P7"><text:span text:style-name="T8">Alleluja, alleluja ,alleluja.</text:span></text:p>
                    </text:list-header>
                  </text:list>
                </text:list-header>
              </text:list>
              <text:p text:style-name="P7"><text:span text:style-name="T7"/></text:p>
              <text:p text:style-name="P7"><text:span text:style-name="T7"/></text:p>
            </text:list-header>
          </text:list>
          <draw:enhanced-geometry svg:viewBox="0 0 21600 21600" draw:type="mso-spt202" draw:enhanced-path="M 0 0 L 21600 0 21600 21600 0 21600 0 0 Z N"/>
        </draw:custom-shape>
        <presentation:notes draw:style-name="dp2">
          <draw:page-thumbnail draw:style-name="gr2" draw:layer="layout" svg:width="32.773cm" svg:height="34.7cm" svg:x="-32.774cm" svg:y="-32.769cm" draw:page-number="37" presentation:class="page"/>
          <draw:frame presentation:style-name="pr2" draw:text-style-name="P6" draw:layer="layout" svg:width="15.236cm" svg:height="11.426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solid" draw:fill-color="#000000" draw:textarea-horizontal-align="center" draw:textarea-vertical-align="middle" draw:shadow-color="#808080"/>
      <style:paragraph-properties fo:text-align="center"/>
    </style:style>
    <style:style style:name="Domyślnie-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fo:padding-top="0.13cm" fo:padding-bottom="0.13cm" fo:padding-left="0.25cm" fo:padding-right="0.25cm">
        <text:list-style style:name="Domyślnie-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Calibri" style:font-family-generic="swiss"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Domyślnie-outline3" style:family="presentation" style:parent-style-name="Domyślnie-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Calibri" style:font-family-generic="swiss"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Domyślnie-outline4" style:family="presentation" style:parent-style-name="Domyślnie-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outline5" style:family="presentation" style:parent-style-name="Domyślnie-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outline6" style:family="presentation" style:parent-style-name="Domyślnie-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outline7" style:family="presentation" style:parent-style-name="Domyślnie-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outline8" style:family="presentation" style:parent-style-name="Domyślnie-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outline9" style:family="presentation" style:parent-style-name="Domyślnie-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Calibri" style:font-family-generic="swiss"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justify"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Calibri" style:font-family-generic="swiss"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pr1" style:family="presentation" style:parent-style-name="Domyślnie-backgroundobjects">
      <style:graphic-properties draw:stroke="none" draw:fill="none" draw:fill-color="#ffffff" draw:auto-grow-height="false" draw:auto-grow-width="false" fo:min-height="1.0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2.856cm" svg:height="3.17cm" svg:x="1.27cm" svg:y="0.763cm" presentation:class="title" presentation:placeholder="true">
        <draw:text-box/>
      </draw:frame>
      <draw:frame presentation:style-name="Domyślnie-outline1" draw:layer="backgroundobjects" svg:width="22.856cm" svg:height="12.568cm" svg:x="1.27cm" svg:y="4.445cm" presentation:class="outline" presentation:placeholder="true">
        <draw:text-box/>
      </draw:frame>
      <draw:frame presentation:style-name="Mpr1" draw:layer="backgroundobjects" svg:width="5.922cm" svg:height="1.009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23cm" svg:height="1.009cm" svg:x="18.202cm" svg:y="17.656cm" presentation:class="page-number">
        <draw:text-box>
          <text:list text:style-name="ML1">
            <text:list-header>
              <text:p><text:span text:style-name="MT2"><text:page-number>&lt;numer&gt;</text:page-number></text:span></text:p>
            </text:list-header>
          </text:list>
        </draw:text-box>
      </draw:frame>
      <presentation:notes style:page-layout-name="PM0">
        <draw:rect draw:style-name="Mgr4" draw:text-style-name="MP4" draw:layer="backgroundobjects" svg:width="19.05cm" svg:height="25.4cm" svg:x="0cm" svg:y="0cm">
          <text:p/>
        </draw:rect>
        <draw:page-thumbnail presentation:style-name="Domyślnie-title" draw:layer="backgroundobjects" svg:width="32.773cm" svg:height="34.7cm" svg:x="-32.774cm" svg:y="-32.769cm" presentation:class="page"/>
        <draw:frame presentation:style-name="Domyślnie-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ajd 1</dc:title>
    <meta:initial-creator>Łukasz</meta:initial-creator>
    <meta:creation-date>2014-10-12T08:38:30</meta:creation-date>
    <dc:creator>Roman Tsiselskyyy</dc:creator>
    <dc:date>2015-01-07T11:24:03.65</dc:date>
    <meta:editing-cycles>79</meta:editing-cycles>
    <meta:editing-duration>PT8H18M12S</meta:editing-duration>
    <meta:generator>OpenOffice/4.1.1$Win32 OpenOffice.org_project/411m6$Build-9775</meta:generator>
    <meta:document-statistic meta:object-count="129"/>
  </office:meta>
</office:document-meta>
</file>